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566f" officeooo:paragraph-rsid="0017566f"/>
    </style:style>
    <style:style style:name="P2" style:family="paragraph" style:parent-style-name="Standard">
      <style:text-properties officeooo:rsid="0017566f" officeooo:paragraph-rsid="001c6120"/>
    </style:style>
    <style:style style:name="P3" style:family="paragraph" style:parent-style-name="Standard">
      <style:paragraph-properties fo:text-align="start" style:justify-single-word="false"/>
      <style:text-properties officeooo:rsid="001923e3" officeooo:paragraph-rsid="001923e3"/>
    </style:style>
    <style:style style:name="P4" style:family="paragraph" style:parent-style-name="Standard">
      <style:paragraph-properties fo:text-align="center" style:justify-single-word="false"/>
      <style:text-properties officeooo:rsid="001923e3" officeooo:paragraph-rsid="001923e3"/>
    </style:style>
    <style:style style:name="P5" style:family="paragraph" style:parent-style-name="Standard">
      <style:paragraph-properties fo:text-align="center" style:justify-single-word="false"/>
      <style:text-properties officeooo:rsid="001923e3" officeooo:paragraph-rsid="001ace1e"/>
    </style:style>
    <style:style style:name="P6" style:family="paragraph" style:parent-style-name="Standard">
      <style:paragraph-properties fo:text-align="start" style:justify-single-word="false"/>
      <style:text-properties officeooo:rsid="001ace1e" officeooo:paragraph-rsid="001ace1e"/>
    </style:style>
    <style:style style:name="P7" style:family="paragraph" style:parent-style-name="Standard">
      <style:paragraph-properties fo:text-align="start" style:justify-single-word="false"/>
      <style:text-properties officeooo:rsid="001c6120" officeooo:paragraph-rsid="001c6120"/>
    </style:style>
    <style:style style:name="P8" style:family="paragraph" style:parent-style-name="Standard" style:list-style-name="L3">
      <style:paragraph-properties fo:text-align="start" style:justify-single-word="false"/>
      <style:text-properties officeooo:rsid="001c6120" officeooo:paragraph-rsid="001c6120"/>
    </style:style>
    <style:style style:name="P9" style:family="paragraph" style:parent-style-name="Standard" style:list-style-name="L3">
      <style:paragraph-properties fo:text-align="start" style:justify-single-word="false"/>
      <style:text-properties officeooo:rsid="001c6120" officeooo:paragraph-rsid="001fe313"/>
    </style:style>
    <style:style style:name="P10" style:family="paragraph" style:parent-style-name="Standard" style:list-style-name="L3">
      <style:paragraph-properties fo:text-align="start" style:justify-single-word="false"/>
      <style:text-properties officeooo:rsid="001c6120" officeooo:paragraph-rsid="0026132c"/>
    </style:style>
    <style:style style:name="P11" style:family="paragraph" style:parent-style-name="Standard" style:list-style-name="L3">
      <style:paragraph-properties fo:text-align="start" style:justify-single-word="false"/>
      <style:text-properties officeooo:rsid="001c6120" officeooo:paragraph-rsid="003523ba"/>
    </style:style>
    <style:style style:name="P12" style:family="paragraph" style:parent-style-name="Standard">
      <style:paragraph-properties fo:text-align="start" style:justify-single-word="false"/>
      <style:text-properties officeooo:rsid="001e50b0" officeooo:paragraph-rsid="001e50b0"/>
    </style:style>
    <style:style style:name="P13" style:family="paragraph" style:parent-style-name="Standard" style:list-style-name="L3">
      <style:paragraph-properties fo:text-align="start" style:justify-single-word="false"/>
      <style:text-properties officeooo:rsid="001fe313" officeooo:paragraph-rsid="001fe313"/>
    </style:style>
    <style:style style:name="P14" style:family="paragraph" style:parent-style-name="Standard">
      <style:paragraph-properties fo:text-align="start" style:justify-single-word="false"/>
      <style:text-properties officeooo:rsid="00224d14" officeooo:paragraph-rsid="00224d14"/>
    </style:style>
    <style:style style:name="P15" style:family="paragraph" style:parent-style-name="Subtitle">
      <style:paragraph-properties fo:text-align="start" style:justify-single-word="false"/>
      <style:text-properties style:text-underline-style="solid" style:text-underline-width="auto" style:text-underline-color="font-color"/>
    </style:style>
    <style:style style:name="P1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7"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2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weight-asian="normal" style:font-name-complex="FreeSans"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1ace1e"/>
    </style:style>
    <style:style style:name="T2" style:family="text">
      <style:text-properties officeooo:rsid="001c6120"/>
    </style:style>
    <style:style style:name="T3" style:family="text">
      <style:text-properties fo:font-weight="bold" style:font-weight-asian="bold" style:font-weight-complex="bold"/>
    </style:style>
    <style:style style:name="T4" style:family="text">
      <style:text-properties officeooo:rsid="001e50b0"/>
    </style:style>
    <style:style style:name="T5" style:family="text">
      <style:text-properties officeooo:rsid="001fe313"/>
    </style:style>
    <style:style style:name="T6" style:family="text">
      <style:text-properties officeooo:rsid="00224d14"/>
    </style:style>
    <style:style style:name="T7" style:family="text">
      <style:text-properties officeooo:rsid="0022b14a"/>
    </style:style>
    <style:style style:name="T8" style:family="text">
      <style:text-properties officeooo:rsid="002443f1"/>
    </style:style>
    <style:style style:name="T9" style:family="text">
      <style:text-properties officeooo:rsid="0026132c"/>
    </style:style>
    <style:style style:name="T10" style:family="text">
      <style:text-properties officeooo:rsid="00272b6c"/>
    </style:style>
    <style:style style:name="T11" style:family="text">
      <style:text-properties officeooo:rsid="0027d186"/>
    </style:style>
    <style:style style:name="T12" style:family="text">
      <style:text-properties officeooo:rsid="002af816"/>
    </style:style>
    <style:style style:name="T13" style:family="text">
      <style:text-properties fo:font-variant="normal" fo:text-transform="none" style:use-window-font-color="true" style:text-outline="false" style:text-line-through-style="none" style:text-line-through-type="none" style:text-position="0% 100%" style:font-name="Liberation Serif" fo:font-size="2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weight-asian="normal" style:font-name-complex="FreeSans"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text-position="0% 100%" style:font-name="Liberation Serif" fo:font-size="50pt" fo:letter-spacing="normal" fo:language="fr" fo:country="FR" fo:font-style="normal" fo:text-shadow="1pt 1pt" style:text-underline-style="none" fo:font-weight="normal" style:text-underline-mode="continuous" style:text-overline-mode="continuous" style:text-line-through-mode="continuous" style:letter-kerning="true" fo:background-color="transparent" style:font-name-asian="Noto Sans CJK SC Regular" style:font-size-asian="50pt" style:language-asian="zh" style:country-asian="CN" style:font-style-asian="normal" style:font-weight-asian="normal" style:font-name-complex="FreeSans" style:font-size-complex="50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text-position="0% 100%" style:font-name="Liberation Serif"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FreeSans"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0% 100%" style:font-name="Liberation Serif"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FreeSans" style:font-size-complex="16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fo:min-height="1.97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te <text:span text:style-name="T2">répertoriant</text:span> <text:span text:style-name="T2">l</text:span>e<text:span text:style-name="T2">s</text:span> <text:span text:style-name="T2">œuvres d’artistes inconnus, graffitis,</text:span> <text:span text:style-name="T2">dans la ville de Paris</text:span>: </text:p>
      <text:p text:style-name="P1"/>
      <text:p text:style-name="P15">Le site sera très simplement structuré de la manière suivante : </text:p>
      <text:p text:style-name="P2"><text:span text:style-name="T3">Head banner :</text:span> nom du site avec logo inclus <text:span text:style-name="T1">en &lt;img src&gt;</text:span></text:p>
      <text:p text:style-name="P2"><text:span text:style-name="T2">L</text:span>iens en navigation sous le titre, <text:span text:style-name="T2">avec menus déroulants répertoriant la liste des articles.</text:span></text:p>
      <text:p text:style-name="P2"><draw:frame text:anchor-type="paragraph" draw:z-index="0" draw:name="Forme1" draw:style-name="gr1" draw:text-style-name="P17" svg:width="17.066cm" svg:height="3.492cm" svg:x="-0.046cm" svg:y="0.369cm"><draw:text-box><text:p text:style-name="P16"><text:span text:style-name="T13"/></text:p><text:p text:style-name="P16"><text:span text:style-name="T14">[headbanner]</text:span></text:p><text:p text:style-name="P16"><text:span text:style-name="T15">Accueil | <text:s/>Street-Art Parisien | <text:s/>Expos <text:s/>| <text:s/>Crews <text:s/>| <text:s/>Spots</text:span><text:span text:style-name="T16"> <text:s/>| </text:span><text:span text:style-name="T15"><text:s/>Contact </text:span></text:p></draw:text-box></draw:frame><text:span text:style-name="T2">Chaque article s’ouvrira dans une page dans le site.</text:span> </text:p>
      <text:p text:style-name="P1"/>
      <text:p text:style-name="P1"/>
      <text:p text:style-name="P1"/>
      <text:p text:style-name="P1"/>
      <text:p text:style-name="P3"/>
      <text:p text:style-name="P3"/>
      <text:p text:style-name="P4">___________________________________________________________</text:p>
      <text:p text:style-name="P3"/>
      <text:p text:style-name="P3">Sous chaque lien, menu déroulant avec liste des articles.</text:p>
      <text:p text:style-name="P7">L’image en headbanner doit rester en header sur chaque page, ainsi que sa barre de navigation.</text:p>
      <text:p text:style-name="P7"/>
      <text:list xml:id="list488064820671677766" text:style-name="L3">
        <text:list-item>
          <text:p text:style-name="P10">La page « a<text:span text:style-name="T4">cc</text:span>ueil » doit toujours contenir l’image en 360°</text:p>
          <text:p text:style-name="P10"><text:span text:style-name="T8">Dessous, liste des 3 prochains évènements à venir, articles contenant titre de l’expo, le lieu, et un descriptif rapide de l’évènement en question.</text:span></text:p>
          <text:p text:style-name="P8"/>
        </text:list-item>
        <text:list-item>
          <text:p text:style-name="P13">La page « expos » sera une page avec des sections, articles contenant titre de l’expo, le lieu, et un descriptif rapide de l’évènement <text:span text:style-name="T8">en question.</text:span></text:p>
          <text:p text:style-name="P13"/>
        </text:list-item>
        <text:list-item>
          <text:p text:style-name="P10">La page « street-art <text:span text:style-name="T11">parisien</text:span>» contiendra l’histoire du street art d<text:span text:style-name="T10">e</text:span> la ville <text:span text:style-name="T9">de Paris</text:span>.<text:line-break/><text:span text:style-name="T12">Textes et photos, vidéos.</text:span></text:p>
          <text:p text:style-name="P13"/>
        </text:list-item>
        <text:list-item>
          <text:p text:style-name="P11">La page « crew » <text:span text:style-name="T6">répertorie</text:span> les artistes et les collectifs d’artistes collaborant avec le projet, leur histoire et leur identité y sera détaillée. <text:span text:style-name="T7">Les artistes doivent être présentés sous forme de photo en icône, inclus dans un slideshow, sur lequel on pourra cliquer sur chaque image, chaque image donnera sur un article descriptif du crew/artiste, avec l’histoire de l’artiste/crew (ou une interview, etc). En aside, à droite, liens vers pages FB, Twitter, pages internet. Le slideshow reste au-dessus de chaque description artiste, pour ne pas avoir à revenir sur la main page « artiste/crew »</text:span></text:p>
          <text:p text:style-name="P8"/>
        </text:list-item>
        <text:list-item>
          <text:p text:style-name="P9">La page « spots » contiendra des liens en navigation pour chaque <text:span text:style-name="T8">lieu</text:span> de paris, avec inclus<text:span text:style-name="T8">es les </text:span><text:s/>photos des derniers « grafs » repérés dans la ville, <text:span text:style-name="T6">sources photographe et lieux sous la photo.</text:span> Doit etre mis à jour régulièrement <text:span text:style-name="T6">avec infos de mise à jour en footer. </text:span></text:p>
          <text:p text:style-name="P9"/>
        </text:list-item>
        <text:list-item>
          <text:p text:style-name="P8">La page « contact » permettra <text:span text:style-name="T4">à l’internaute de prendre contact pour corriger des informations ou demander des détails sur des évènements ,ou pour les artistes à des professionnels de présenter son evènement, afin de l’afficher sur notre site pour en faire la promotion. Deux pages seront nécéssaires dans la barre de navigation, en menu déroulant sous l’onglet « contact ». Un sera « particuliers » , l’autre « artistes/évènements ». </text:span></text:p>
        </text:list-item>
      </text:list>
      <text:p text:style-name="P3"/>
      <text:p text:style-name="P3"/>
      <text:p text:style-name="P3">Sous le banner , <text:span text:style-name="T5">toujours en page d’accueil,</text:span> une photo en 360° prise d’une rue dans la ville de Paris.</text:p>
      <text:p text:style-name="P5">___________________________________________________________</text:p>
      <text:p text:style-name="P3"/>
      <text:p text:style-name="P6"><text:soft-page-break/>Le nom du site (dans le head banner) doit être du texte ? Ou une image ? </text:p>
      <text:p text:style-name="P6">Sinon le reste est clair.</text:p>
      <text:p text:style-name="P12"/>
      <text:p text:style-name="P12">Puisque tu prévois de mettre régulièrement à jour la page « spot », tu pourrais également indiquer sur cette page la date de dernière mise à jour (en footer par exemple).</text:p>
      <text:p text:style-name="P12"/>
      <text:p text:style-name="P14">Question 1 : comment valorisé les nouveauté ?</text:p>
      <text:p text:style-name="P14">Question 2 : y a t’il une barre d’inscription /connexion  ?</text:p>
      <text:p text:style-name="P14">Question 3 : des stream ?</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6:50:02.906734522</meta:creation-date>
    <meta:editing-duration>PT51M26S</meta:editing-duration>
    <meta:editing-cycles>20</meta:editing-cycles>
    <meta:generator>LibreOffice/5.1.4.2$Linux_X86_64 LibreOffice_project/10m0$Build-2</meta:generator>
    <dc:date>2016-11-14T19:42:31.859803328</dc:date>
    <meta:document-statistic meta:table-count="0" meta:image-count="0" meta:object-count="0" meta:page-count="2" meta:paragraph-count="28" meta:word-count="490" meta:character-count="2894" meta:non-whitespace-character-count="2431"/>
  </office:meta>
</office:document-meta>
</file>